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0.9556in" style:rel-column-width="9356*"/>
    </style:style>
    <style:style style:name="Table1.B" style:family="table-column">
      <style:table-column-properties style:column-width="0.9563in" style:rel-column-width="9363*"/>
    </style:style>
    <style:style style:name="Table1.G" style:family="table-column">
      <style:table-column-properties style:column-width="0.9563in" style:rel-column-width="9364*"/>
    </style:style>
    <style:style style:name="Table1.A1" style:family="table-cell">
      <style:table-cell-properties fo:background-color="#dddddd" fo:padding="0.0382in" fo:border="0.5pt solid #000000" style:writing-mode="page">
        <style:background-image/>
      </style:table-cell-properties>
    </style:style>
    <style:style style:name="Table1.B1" style:family="table-cell">
      <style:table-cell-properties fo:background-color="#ffd8ce" fo:padding="0.0382in" fo:border="0.5pt solid #000000" style:writing-mode="page">
        <style:background-image/>
      </style:table-cell-properties>
    </style:style>
    <style:style style:name="Table1.D1" style:family="table-cell">
      <style:table-cell-properties fo:background-color="#dde8cb" fo:padding="0.0382in" fo:border="0.5pt solid #000000" style:writing-mode="page">
        <style:background-image/>
      </style:table-cell-properties>
    </style:style>
    <style:style style:name="Table1.F1" style:family="table-cell">
      <style:table-cell-properties fo:background-color="#dee6ef" fo:padding="0.0382in" fo:border="0.5pt solid #000000" style:writing-mode="page">
        <style:background-image/>
      </style:table-cell-properties>
    </style:style>
    <style:style style:name="Table1.B2" style:family="table-cell">
      <style:table-cell-properties fo:background-color="#ffd7d7" fo:padding="0.0382in" fo:border="0.5pt solid #000000" style:writing-mode="page">
        <style:background-image/>
      </style:table-cell-properties>
    </style:style>
    <style:style style:name="Table1.3" style:family="table-row">
      <style:table-row-properties style:min-row-height="0.1167in"/>
    </style:style>
    <style:style style:name="Table1.B3" style:family="table-cell" style:data-style-name="N129">
      <style:table-cell-properties fo:background-color="#ffd7d7" fo:padding="0.0382in" fo:border="0.5pt solid #000000" style:writing-mode="page">
        <style:background-image/>
      </style:table-cell-properties>
    </style:style>
    <style:style style:name="Table1.D3" style:family="table-cell" style:data-style-name="N129">
      <style:table-cell-properties fo:background-color="#dde8cb" fo:padding="0.0382in" fo:border="0.5pt solid #000000" style:writing-mode="page">
        <style:background-image/>
      </style:table-cell-properties>
    </style:style>
    <style:style style:name="Table1.F3" style:family="table-cell" style:data-style-name="N129">
      <style:table-cell-properties fo:background-color="#dee6ef" fo:padding="0.0382in" fo:border="0.5pt solid #000000" style:writing-mode="page">
        <style:background-image/>
      </style:table-cell-properties>
    </style:style>
    <style:style style:name="Table3" style:family="table">
      <style:table-properties style:width="6.6931in" table:align="margins"/>
    </style:style>
    <style:style style:name="Table3.A" style:family="table-column">
      <style:table-column-properties style:column-width="0.5576in" style:rel-column-width="803*"/>
    </style:style>
    <style:style style:name="Table3.A1" style:family="table-cell">
      <style:table-cell-properties fo:background-color="#f6f9d4" fo:padding="0in" fo:border="none" style:writing-mode="page">
        <style:background-image/>
      </style:table-cell-properties>
    </style:style>
    <style:style style:name="Table3.2" style:family="table-row">
      <style:table-row-properties style:min-row-height="0.1917in"/>
    </style:style>
    <style:style style:name="Table3.A2" style:family="table-cell">
      <style:table-cell-properties fo:background-color="#d4ea6b" fo:padding="0.0201in" fo:border-left="0.05pt solid #000000" fo:border-right="none" fo:border-top="0.05pt solid #000000" fo:border-bottom="0.05pt solid #000000" style:writing-mode="page">
        <style:background-image/>
      </style:table-cell-properties>
    </style:style>
    <style:style style:name="Table3.L2" style:family="table-cell">
      <style:table-cell-properties fo:background-color="#d4ea6b" fo:padding="0.0201in" fo:border="0.05pt solid #000000" style:writing-mode="page">
        <style:background-image/>
      </style:table-cell-properties>
    </style:style>
    <style:style style:name="Table3.A3" style:family="table-cell">
      <style:table-cell-properties fo:background-color="#d4ea6b" fo:padding="0.0201in" fo:border-left="0.05pt solid #000000" fo:border-right="none" fo:border-top="none" fo:border-bottom="0.05pt solid #000000" style:writing-mode="page">
        <style:background-image/>
      </style:table-cell-properties>
    </style:style>
    <style:style style:name="Table3.L3" style:family="table-cell">
      <style:table-cell-properties fo:background-color="#d4ea6b" fo:padding="0.0201in" fo:border-left="0.05pt solid #000000" fo:border-right="0.05pt solid #000000" fo:border-top="none" fo:border-bottom="0.05pt solid #000000" style:writing-mode="page">
        <style:background-image/>
      </style:table-cell-properties>
    </style:style>
    <style:style style:name="Table3.A4" style:family="table-cell">
      <style:table-cell-properties fo:background-color="#81d41a" style:border-line-width-left="0in 0.0014in 0.0007in" style:border-line-width-top="0in 0.0014in 0.0007in" style:border-line-width-bottom="0in 0.0014in 0.0007in" fo:padding="0.0201in" fo:border-left="0.05pt double #000000" fo:border-right="none" fo:border-top="0.05pt double #000000" fo:border-bottom="0.05pt double #000000" style:writing-mode="page">
        <style:background-image/>
      </style:table-cell-properties>
    </style:style>
    <style:style style:name="Table3.B4" style:family="table-cell">
      <style:table-cell-properties fo:background-color="#81d41a" style:border-line-width-top="0in 0.0014in 0.0007in" style:border-line-width-bottom="0in 0.0014in 0.0007in" fo:padding="0.0201in" fo:border-left="none" fo:border-right="none" fo:border-top="0.05pt double #000000" fo:border-bottom="0.05pt double #000000" style:writing-mode="page">
        <style:background-image/>
      </style:table-cell-properties>
    </style:style>
    <style:style style:name="Table3.L4" style:family="table-cell">
      <style:table-cell-properties fo:background-color="#81d41a" style:border-line-width-right="0in 0.0014in 0.0007in" style:border-line-width-top="0in 0.0014in 0.0007in" style:border-line-width-bottom="0in 0.0014in 0.0007in" fo:padding="0.0201in" fo:border-left="none" fo:border-right="0.05pt double #000000" fo:border-top="0.05pt double #000000" fo:border-bottom="0.05pt double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1222in" style:rel-column-width="10988*"/>
    </style:style>
    <style:style style:name="Table2.B" style:family="table-column">
      <style:table-column-properties style:column-width="0.7479in" style:rel-column-width="7323*"/>
    </style:style>
    <style:style style:name="Table2.C" style:family="table-column">
      <style:table-column-properties style:column-width="0.5667in" style:rel-column-width="5548*"/>
    </style:style>
    <style:style style:name="Table2.D" style:family="table-column">
      <style:table-column-properties style:column-width="2.0632in" style:rel-column-width="20201*"/>
    </style:style>
    <style:style style:name="Table2.E" style:family="table-column">
      <style:table-column-properties style:column-width="2.1931in" style:rel-column-width="21475*"/>
    </style:style>
    <style:style style:name="Table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E1" style:family="table-cell">
      <style:table-cell-properties fo:background-color="transparent" fo:padding="0.0201in" fo:border-left="0.05pt solid #000000" fo:border-right="0.05pt solid #000000" fo:border-top="0.05pt solid #000000" fo:border-bottom="0.05pt solid #000000" style:writing-mode="page">
        <style:background-image/>
      </style:table-cell-properties>
    </style:style>
    <style:style style:name="Table2.A2" style:family="table-cell">
      <style:table-cell-properties fo:background-color="#ffffd7" fo:padding="0.0201in" fo:border-left="0.05pt solid #000000" fo:border-right="none" fo:border-top="none" fo:border-bottom="0.05pt solid #000000" style:writing-mode="page">
        <style:background-image/>
      </style:table-cell-properties>
    </style:style>
    <style:style style:name="Table2.E2" style:family="table-cell">
      <style:table-cell-properties fo:background-color="#ffffd7" fo:padding="0.0201in"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fff5ce" fo:padding="0.0201in" fo:border-left="0.05pt solid #000000" fo:border-right="none" fo:border-top="none" fo:border-bottom="0.05pt solid #000000" style:writing-mode="page">
        <style:background-image/>
      </style:table-cell-properties>
    </style:style>
    <style:style style:name="Table2.E3" style:family="table-cell">
      <style:table-cell-properties fo:background-color="#fff5ce" fo:padding="0.0201in" fo:border-left="0.05pt solid #000000" fo:border-right="0.05pt solid #000000" fo:border-top="none" fo:border-bottom="0.05pt solid #000000" style:writing-mode="page">
        <style:background-image/>
      </style:table-cell-properties>
    </style:style>
    <style:style style:name="Table2.A4" style:family="table-cell">
      <style:table-cell-properties fo:background-color="#e0c2cd" fo:padding="0.0201in" fo:border-left="0.05pt solid #000000" fo:border-right="none" fo:border-top="none" fo:border-bottom="0.05pt solid #000000" style:writing-mode="page">
        <style:background-image/>
      </style:table-cell-properties>
    </style:style>
    <style:style style:name="Table2.E4" style:family="table-cell">
      <style:table-cell-properties fo:background-color="#e0c2cd" fo:padding="0.0201in" fo:border-left="0.05pt solid #000000" fo:border-right="0.05pt solid #000000" fo:border-top="none" fo:border-bottom="0.05pt solid #000000" style:writing-mode="page">
        <style:background-image/>
      </style:table-cell-properties>
    </style:style>
    <style:style style:name="Table2.5" style:family="table-row">
      <style:table-row-properties style:min-row-height="0.1167in"/>
    </style:style>
    <style:style style:name="Table2.A5" style:family="table-cell">
      <style:table-cell-properties fo:background-color="#ffd7d7" fo:padding="0.0201in" fo:border-left="0.05pt solid #000000" fo:border-right="none" fo:border-top="none" fo:border-bottom="0.05pt solid #000000" style:writing-mode="page">
        <style:background-image/>
      </style:table-cell-properties>
    </style:style>
    <style:style style:name="Table2.E5" style:family="table-cell">
      <style:table-cell-properties fo:background-color="#ffd7d7" fo:padding="0.0201in" fo:border-left="0.05pt solid #000000" fo:border-right="0.05pt solid #000000" fo:border-top="none" fo:border-bottom="0.05pt solid #000000" style:writing-mode="page">
        <style:background-image/>
      </style:table-cell-properties>
    </style:style>
    <style:style style:name="Table2.A6" style:family="table-cell">
      <style:table-cell-properties fo:background-color="#dee6ef" fo:padding="0.0201in" fo:border-left="0.05pt solid #000000" fo:border-right="none" fo:border-top="none" fo:border-bottom="0.05pt solid #000000" style:writing-mode="page">
        <style:background-image/>
      </style:table-cell-properties>
    </style:style>
    <style:style style:name="Table2.E6" style:family="table-cell">
      <style:table-cell-properties fo:background-color="#dee6ef" fo:padding="0.0201in" fo:border-left="0.05pt solid #000000" fo:border-right="0.05pt solid #000000" fo:border-top="none" fo:border-bottom="0.05pt solid #000000" style:writing-mode="page">
        <style:background-image/>
      </style:table-cell-properties>
    </style:style>
    <style:style style:name="Table2.7" style:family="table-row">
      <style:table-row-properties style:min-row-height="0.2194in"/>
    </style:style>
    <style:style style:name="Table2.A7" style:family="table-cell">
      <style:table-cell-properties fo:background-color="#f6f9d4" fo:padding="0.0201in" fo:border-left="0.05pt solid #000000" fo:border-right="none" fo:border-top="none" fo:border-bottom="0.05pt solid #000000" style:writing-mode="page">
        <style:background-image/>
      </style:table-cell-properties>
    </style:style>
    <style:style style:name="Table2.E7" style:family="table-cell">
      <style:table-cell-properties fo:background-color="#f6f9d4" fo:padding="0.0201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text-properties fo:font-weight="bold" officeooo:rsid="001bb9e1" officeooo:paragraph-rsid="001bb9e1" style:font-weight-asian="bold" style:font-weight-complex="bold"/>
    </style:style>
    <style:style style:name="P2" style:family="paragraph" style:parent-style-name="Table_20_Contents">
      <style:paragraph-properties fo:text-align="center" style:justify-single-word="false"/>
      <style:text-properties fo:font-weight="bold" officeooo:rsid="0018dc6d" officeooo:paragraph-rsid="0018dc6d" style:font-weight-asian="bold" style:font-weight-complex="bold"/>
    </style:style>
    <style:style style:name="P3" style:family="paragraph" style:parent-style-name="Table_20_Contents">
      <style:text-properties fo:font-weight="bold" officeooo:rsid="0018dc6d" officeooo:paragraph-rsid="0018dc6d" style:font-weight-asian="bold" style:font-weight-complex="bold"/>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rsid="0018dc6d"/>
    </style:style>
    <style:style style:name="P6" style:family="paragraph" style:parent-style-name="Heading_20_1">
      <style:text-properties officeooo:paragraph-rsid="00393776"/>
    </style:style>
    <style:style style:name="P7" style:family="paragraph" style:parent-style-name="Table_20_Contents">
      <style:paragraph-properties fo:text-align="center" style:justify-single-word="false"/>
      <style:text-properties fo:font-weight="bold" officeooo:rsid="0022cf5a" officeooo:paragraph-rsid="0022cf5a" style:font-weight-asian="bold" style:font-weight-complex="bold"/>
    </style:style>
    <style:style style:name="P8" style:family="paragraph" style:parent-style-name="Table_20_Contents">
      <style:paragraph-properties fo:text-align="center" style:justify-single-word="false"/>
      <style:text-properties officeooo:rsid="0025a0cb" officeooo:paragraph-rsid="0025a0cb"/>
    </style:style>
    <style:style style:name="P9" style:family="paragraph" style:parent-style-name="Table_20_Contents">
      <style:paragraph-properties fo:text-align="center" style:justify-single-word="false"/>
      <style:text-properties officeooo:rsid="0022cf5a" officeooo:paragraph-rsid="0022cf5a"/>
    </style:style>
    <style:style style:name="P10" style:family="paragraph" style:parent-style-name="Heading_20_2">
      <style:text-properties officeooo:rsid="00609cb7" officeooo:paragraph-rsid="00609cb7"/>
    </style:style>
    <style:style style:name="P11" style:family="paragraph" style:parent-style-name="Table_20_Contents">
      <style:text-properties fo:font-weight="bold" officeooo:rsid="00609cb7" officeooo:paragraph-rsid="00609cb7" style:font-weight-asian="bold" style:font-weight-complex="bold"/>
    </style:style>
    <style:style style:name="P12" style:family="paragraph" style:parent-style-name="Table_20_Contents">
      <style:paragraph-properties fo:text-align="center" style:justify-single-word="false"/>
      <style:text-properties fo:font-weight="bold" officeooo:rsid="00609cb7" officeooo:paragraph-rsid="00609cb7" style:font-weight-asian="bold" style:font-weight-complex="bold"/>
    </style:style>
    <style:style style:name="P13" style:family="paragraph" style:parent-style-name="Table_20_Contents">
      <style:text-properties officeooo:rsid="002e9b8e" officeooo:paragraph-rsid="002e9b8e"/>
    </style:style>
    <style:style style:name="P14" style:family="paragraph" style:parent-style-name="Table_20_Contents">
      <style:paragraph-properties fo:text-align="center" style:justify-single-word="false"/>
      <style:text-properties officeooo:rsid="002e9b8e" officeooo:paragraph-rsid="002e9b8e"/>
    </style:style>
    <style:style style:name="P15" style:family="paragraph" style:parent-style-name="Table_20_Contents">
      <style:text-properties officeooo:rsid="0041bf07" officeooo:paragraph-rsid="0041bf07"/>
    </style:style>
    <style:style style:name="P16" style:family="paragraph" style:parent-style-name="Table_20_Contents">
      <style:paragraph-properties fo:text-align="center" style:justify-single-word="false"/>
      <style:text-properties officeooo:rsid="0052f358" officeooo:paragraph-rsid="0052f358"/>
    </style:style>
    <style:style style:name="P17" style:family="paragraph" style:parent-style-name="Table_20_Contents">
      <style:text-properties officeooo:rsid="003659a1" officeooo:paragraph-rsid="003659a1"/>
    </style:style>
    <style:style style:name="P18" style:family="paragraph" style:parent-style-name="Table_20_Contents">
      <style:text-properties officeooo:rsid="00366527" officeooo:paragraph-rsid="00366527"/>
    </style:style>
    <style:style style:name="P19" style:family="paragraph" style:parent-style-name="Table_20_Contents">
      <style:text-properties officeooo:rsid="003784e6" officeooo:paragraph-rsid="003784e6"/>
    </style:style>
    <style:style style:name="P20" style:family="paragraph" style:parent-style-name="Text_20_body">
      <style:text-properties fo:font-weight="bold" officeooo:rsid="00609cb7" officeooo:paragraph-rsid="00609cb7" style:font-weight-asian="bold" style:font-weight-complex="bold"/>
    </style:style>
    <style:style style:name="P21" style:family="paragraph" style:parent-style-name="Text_20_body" style:list-style-name="L1">
      <style:text-properties officeooo:rsid="0053d08e" officeooo:paragraph-rsid="0053d08e"/>
    </style:style>
    <style:style style:name="P22" style:family="paragraph" style:parent-style-name="Text_20_body" style:list-style-name="L1">
      <style:text-properties officeooo:rsid="003784e6" officeooo:paragraph-rsid="005222e4"/>
    </style:style>
    <style:style style:name="P23" style:family="paragraph" style:parent-style-name="Text_20_body" style:list-style-name="L1">
      <style:text-properties officeooo:rsid="00393776" officeooo:paragraph-rsid="00393776"/>
    </style:style>
    <style:style style:name="P24" style:family="paragraph" style:parent-style-name="Heading_20_1">
      <style:paragraph-properties fo:break-before="page"/>
    </style:style>
    <style:style style:name="P25" style:family="paragraph" style:parent-style-name="Text_20_body">
      <style:text-properties style:font-name="Liberation Sans"/>
    </style:style>
    <style:style style:name="P26" style:family="paragraph" style:parent-style-name="Text_20_body">
      <style:text-properties style:font-name="Liberation Sans" officeooo:rsid="006f8e57" officeooo:paragraph-rsid="006f8e57"/>
    </style:style>
    <style:style style:name="P27" style:family="paragraph" style:parent-style-name="Text_20_body">
      <style:text-properties style:font-name="Liberation Sans" officeooo:rsid="00568d3f" officeooo:paragraph-rsid="0056c519"/>
    </style:style>
    <style:style style:name="P28" style:family="paragraph" style:parent-style-name="Text_20_body">
      <style:text-properties officeooo:rsid="007244ac" officeooo:paragraph-rsid="007244ac"/>
    </style:style>
    <style:style style:name="P29" style:family="paragraph" style:parent-style-name="Text_20_body">
      <style:text-properties officeooo:rsid="007244ac" officeooo:paragraph-rsid="00735e49"/>
    </style:style>
    <style:style style:name="P30" style:family="paragraph" style:parent-style-name="Heading_20_2">
      <style:text-properties officeooo:rsid="0074a3aa" officeooo:paragraph-rsid="0074a3aa"/>
    </style:style>
    <style:style style:name="P31" style:family="paragraph" style:parent-style-name="Heading_20_2">
      <style:text-properties officeooo:paragraph-rsid="0074a3aa"/>
    </style:style>
    <style:style style:name="P32" style:family="paragraph" style:parent-style-name="Text_20_body">
      <style:text-properties officeooo:rsid="0056d639" officeooo:paragraph-rsid="0056d639"/>
    </style:style>
    <style:style style:name="P33" style:family="paragraph" style:parent-style-name="Text_20_body">
      <style:text-properties officeooo:rsid="002a25cd" officeooo:paragraph-rsid="003e428f"/>
    </style:style>
    <style:style style:name="P34" style:family="paragraph" style:parent-style-name="Standard">
      <style:text-properties officeooo:rsid="0075760b" officeooo:paragraph-rsid="0075760b"/>
    </style:style>
    <style:style style:name="P35" style:family="paragraph" style:parent-style-name="Text_20_body">
      <style:text-properties officeooo:rsid="0075760b" officeooo:paragraph-rsid="0075760b"/>
    </style:style>
    <style:style style:name="P36" style:family="paragraph" style:parent-style-name="Text_20_body">
      <style:text-properties officeooo:rsid="0075f923" officeooo:paragraph-rsid="0075f923"/>
    </style:style>
    <style:style style:name="P37" style:family="paragraph" style:parent-style-name="Text_20_body" style:list-style-name="L2">
      <style:text-properties officeooo:rsid="005b9606" officeooo:paragraph-rsid="005b9606"/>
    </style:style>
    <style:style style:name="P38" style:family="paragraph" style:parent-style-name="Text_20_body" style:list-style-name="L2">
      <style:text-properties officeooo:rsid="005b9606" officeooo:paragraph-rsid="0061588c"/>
    </style:style>
    <style:style style:name="P39" style:family="paragraph" style:parent-style-name="Text_20_body" style:list-style-name="L2">
      <style:text-properties officeooo:rsid="00618ce1" officeooo:paragraph-rsid="00618ce1"/>
    </style:style>
    <style:style style:name="P40" style:family="paragraph" style:parent-style-name="Text_20_body" style:list-style-name="L2">
      <style:text-properties officeooo:rsid="006ccce8" officeooo:paragraph-rsid="006ccce8"/>
    </style:style>
    <style:style style:name="P41" style:family="paragraph" style:parent-style-name="Text_20_body" style:list-style-name="L2">
      <style:text-properties officeooo:rsid="0069a79c" officeooo:paragraph-rsid="0069a79c"/>
    </style:style>
    <style:style style:name="P42" style:family="paragraph" style:parent-style-name="Text_20_body" style:list-style-name="L2">
      <style:text-properties officeooo:rsid="005b9606" officeooo:paragraph-rsid="0063f539"/>
    </style:style>
    <style:style style:name="P43" style:family="paragraph" style:parent-style-name="Text_20_body" style:list-style-name="L3">
      <style:text-properties officeooo:rsid="0069a79c" officeooo:paragraph-rsid="0069a79c"/>
    </style:style>
    <style:style style:name="P44" style:family="paragraph" style:parent-style-name="Text_20_body" style:list-style-name="L3">
      <style:text-properties officeooo:rsid="006a2b63" officeooo:paragraph-rsid="006a2b63"/>
    </style:style>
    <style:style style:name="P45" style:family="paragraph" style:parent-style-name="Heading_20_1">
      <style:text-properties officeooo:paragraph-rsid="002a25cd"/>
    </style:style>
    <style:style style:name="P46" style:family="paragraph" style:parent-style-name="Standard">
      <style:text-properties officeooo:rsid="001a1d8d" officeooo:paragraph-rsid="001a1d8d"/>
    </style:style>
    <style:style style:name="P47" style:family="paragraph" style:parent-style-name="Standard">
      <style:text-properties style:font-name="Liberation Sans" fo:font-size="10pt" officeooo:rsid="004d3754" officeooo:paragraph-rsid="004d3754" style:font-size-asian="10pt" style:font-size-complex="10pt"/>
    </style:style>
    <style:style style:name="P48" style:family="paragraph" style:parent-style-name="Standard">
      <style:text-properties officeooo:paragraph-rsid="004d3754"/>
    </style:style>
    <style:style style:name="P49" style:family="paragraph">
      <loext:graphic-properties draw:fill="solid" draw:fill-color="#c0c0c0" draw:opacity="50%"/>
      <style:text-properties fo:font-family="'Liberation Sans'" style:font-family-generic="roman" style:font-pitch="variable" fo:font-size="1pt" style:font-family-asian="'Liberation Sans'" style:font-family-generic-asian="system" style:font-pitch-asian="variable" style:font-family-complex="'Liberation Sans'" style:font-family-generic-complex="system" style:font-pitch-complex="variable"/>
    </style:style>
    <style:style style:name="T1" style:family="text">
      <style:text-properties officeooo:rsid="0022cf5a"/>
    </style:style>
    <style:style style:name="T2" style:family="text">
      <style:text-properties officeooo:rsid="003659a1"/>
    </style:style>
    <style:style style:name="T3" style:family="text">
      <style:text-properties officeooo:rsid="0030553e"/>
    </style:style>
    <style:style style:name="T4" style:family="text">
      <style:text-properties officeooo:rsid="002b5971"/>
    </style:style>
    <style:style style:name="T5" style:family="text">
      <style:text-properties officeooo:rsid="003a4c17"/>
    </style:style>
    <style:style style:name="T6" style:family="text">
      <style:text-properties officeooo:rsid="00434569"/>
    </style:style>
    <style:style style:name="T7" style:family="text">
      <style:text-properties officeooo:rsid="0053d08e"/>
    </style:style>
    <style:style style:name="T8" style:family="text">
      <style:text-properties officeooo:rsid="0053af93"/>
    </style:style>
    <style:style style:name="T9" style:family="text">
      <style:text-properties officeooo:rsid="00403846"/>
    </style:style>
    <style:style style:name="T10" style:family="text">
      <style:text-properties officeooo:rsid="00393776"/>
    </style:style>
    <style:style style:name="T11" style:family="text">
      <style:text-properties officeooo:rsid="005445f2"/>
    </style:style>
    <style:style style:name="T12" style:family="text">
      <style:text-properties officeooo:rsid="005222e4"/>
    </style:style>
    <style:style style:name="T13" style:family="text">
      <style:text-properties officeooo:rsid="0037947e"/>
    </style:style>
    <style:style style:name="T14" style:family="text">
      <style:text-properties officeooo:rsid="003bbb38"/>
    </style:style>
    <style:style style:name="T15" style:family="text">
      <style:text-properties officeooo:rsid="00450023"/>
    </style:style>
    <style:style style:name="T16" style:family="text">
      <style:text-properties officeooo:rsid="006ca657"/>
    </style:style>
    <style:style style:name="T17" style:family="text">
      <style:text-properties officeooo:rsid="00544c3f"/>
    </style:style>
    <style:style style:name="T18" style:family="text">
      <style:text-properties officeooo:rsid="004a3ada"/>
    </style:style>
    <style:style style:name="T19" style:family="text">
      <style:text-properties officeooo:rsid="0055a1d8"/>
    </style:style>
    <style:style style:name="T20" style:family="text">
      <style:text-properties officeooo:rsid="00568d3f"/>
    </style:style>
    <style:style style:name="T21" style:family="text">
      <style:text-properties officeooo:rsid="0056c519"/>
    </style:style>
    <style:style style:name="T22" style:family="text">
      <style:text-properties officeooo:rsid="00735e49"/>
    </style:style>
    <style:style style:name="T23" style:family="text">
      <style:text-properties officeooo:rsid="005908dc"/>
    </style:style>
    <style:style style:name="T24" style:family="text">
      <style:text-properties officeooo:rsid="005e4910"/>
    </style:style>
    <style:style style:name="T25" style:family="text">
      <style:text-properties officeooo:rsid="0061588c"/>
    </style:style>
    <style:style style:name="T26" style:family="text">
      <style:text-properties officeooo:rsid="00620ed3"/>
    </style:style>
    <style:style style:name="T27" style:family="text">
      <style:text-properties officeooo:rsid="005b9606"/>
    </style:style>
    <style:style style:name="T28" style:family="text">
      <style:text-properties officeooo:rsid="0064ae83"/>
    </style:style>
    <style:style style:name="T29" style:family="text">
      <style:text-properties officeooo:rsid="0063f539"/>
    </style:style>
    <style:style style:name="T30" style:family="text">
      <style:text-properties officeooo:rsid="006659c7"/>
    </style:style>
    <style:style style:name="T31" style:family="text">
      <style:text-properties style:text-position="super 58%" officeooo:rsid="006659c7"/>
    </style:style>
    <style:style style:name="T32" style:family="text">
      <style:text-properties officeooo:rsid="0067ac18"/>
    </style:style>
    <style:style style:name="T33" style:family="text">
      <style:text-properties style:font-name="Liberation Sans" fo:font-size="10pt" fo:font-weight="bold" style:font-size-asian="10pt" style:font-weight-asian="bold" style:font-size-complex="10pt" style:font-weight-complex="bold"/>
    </style:style>
    <style:style style:name="T34" style:family="text">
      <style:text-properties style:font-name="Liberation Sans" fo:font-size="10pt" style:font-size-asian="10pt" style:font-size-complex="10pt"/>
    </style:style>
    <style:style style:name="T35" style:family="text">
      <style:text-properties style:font-name="Liberation Sans" fo:font-size="10pt" officeooo:rsid="004d75d6" style:font-size-asian="10pt" style:font-size-complex="10pt"/>
    </style:style>
    <style:style style:name="T36" style:family="text">
      <style:text-properties fo:font-weight="bold" style:font-weight-asian="bold" style:font-weight-complex="bold"/>
    </style:style>
    <style:style style:name="T37" style:family="text">
      <style:text-properties style:font-name="Liberation Sans" fo:font-size="10pt" fo:font-weight="bold" officeooo:rsid="004d3754" style:font-size-asian="10pt" style:font-weight-asian="bold" style:font-size-complex="10pt" style:font-weight-complex="bold"/>
    </style:style>
    <style:style style:name="T38" style:family="text">
      <style:text-properties style:font-name="Liberation Sans" fo:font-size="10pt" officeooo:rsid="004d3754" style:font-size-asian="10pt" style:font-size-complex="10pt"/>
    </style:style>
    <style:style style:name="T39"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text-emphasize="none"/>
    </style:style>
    <style:style style:name="T40" style:family="text">
      <style:text-properties style:text-outline="false" style:text-line-through-style="none" style:text-line-through-type="none" style:font-name="Liberation Sans" fo:font-size="10pt" fo:font-style="normal" fo:text-shadow="none" style:text-underline-style="none" fo:font-weight="bold" officeooo:rsid="004d3754" style:font-size-asian="10pt" style:font-style-asian="normal" style:font-weight-asian="bold" style:font-size-complex="10pt" style:font-weight-complex="bold" style:text-emphasize="none"/>
    </style:style>
    <style:style style:name="T41" style:family="text">
      <style:text-properties style:text-outline="false" style:text-line-through-style="none" style:text-line-through-type="none" style:font-name="Liberation Sans" fo:font-size="10pt" fo:font-style="normal" fo:text-shadow="none" style:text-underline-style="none" fo:font-weight="normal" officeooo:rsid="004d3754" style:font-size-asian="10pt" style:font-style-asian="normal" style:font-weight-asian="normal" style:font-size-complex="10pt" style:text-emphasize="non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style:style style:name="gr1" style:family="graphic">
      <style:graphic-properties draw:stroke="none" draw:fill="solid" draw:fill-color="#c0c0c0" draw:opacity="50%" draw:auto-grow-height="false" draw:auto-grow-width="false" fo:min-height="0.9563in" fo:min-width="6.6929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1.0126in" fo:min-width="7.0866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0.6409in" fo:min-width="4.4882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TARI 2600</text:p>
      <text:p text:style-name="Subtitle">Cartridge <text:span text:style-name="T1">Emulation</text:span></text:p>
      <text:h text:style-name="Heading_20_1" text:outline-level="1">Introduction</text:h>
      <text:p text:style-name="Standard">This document <text:span text:style-name="T2">is a quick reference of the </text:span>requirements for cartridge emulation by a Microcontroller Unit (MCU) or Programmable Logic Device (PLD) such as <text:span text:style-name="T3">a </text:span>PLA, <text:span text:style-name="T3">CPLD,</text:span> or FPGA on the Atari 2600 Video Computer System.</text:p>
      <text:h text:style-name="Heading_20_1" text:outline-level="1">Console Clocks</text:h>
      <table:table table:name="Table1" table:style-name="Table1">
        <table:table-column table:style-name="Table1.A"/>
        <table:table-column table:style-name="Table1.B" table:number-columns-repeated="5"/>
        <table:table-column table:style-name="Table1.G"/>
        <table:table-row>
          <table:table-cell table:style-name="Table1.A1" office:value-type="string">
            <text:p text:style-name="P1">Platform</text:p>
          </table:table-cell>
          <table:table-cell table:style-name="Table1.B1" table:number-columns-spanned="2" office:value-type="string">
            <text:p text:style-name="P2">NTSC</text:p>
          </table:table-cell>
          <table:covered-table-cell/>
          <table:table-cell table:style-name="Table1.D1" table:number-columns-spanned="2" office:value-type="string">
            <text:p text:style-name="P2">SECAM</text:p>
          </table:table-cell>
          <table:covered-table-cell/>
          <table:table-cell table:style-name="Table1.F1" table:number-columns-spanned="2" office:value-type="string">
            <text:p text:style-name="P2">PAL</text:p>
          </table:table-cell>
          <table:covered-table-cell/>
        </table:table-row>
        <table:table-row>
          <table:table-cell table:style-name="Table1.A1" office:value-type="string">
            <text:p text:style-name="P1">IC</text:p>
          </table:table-cell>
          <table:table-cell table:style-name="Table1.B2" office:value-type="string">
            <text:p text:style-name="P2">TIA</text:p>
          </table:table-cell>
          <table:table-cell table:style-name="Table1.B2" office:value-type="string">
            <text:p text:style-name="P2">CPU</text:p>
          </table:table-cell>
          <table:table-cell table:style-name="Table1.D1" office:value-type="string">
            <text:p text:style-name="P2">TIA</text:p>
          </table:table-cell>
          <table:table-cell table:style-name="Table1.D1" office:value-type="string">
            <text:p text:style-name="P2">CPU</text:p>
          </table:table-cell>
          <table:table-cell table:style-name="Table1.F1" office:value-type="string">
            <text:p text:style-name="P2">TIA</text:p>
          </table:table-cell>
          <table:table-cell table:style-name="Table1.F1" office:value-type="string">
            <text:p text:style-name="P2">CPU</text:p>
          </table:table-cell>
        </table:table-row>
        <table:table-row table:style-name="Table1.3">
          <table:table-cell table:style-name="Table1.A1" office:value-type="string">
            <text:p text:style-name="P3">MHz</text:p>
          </table:table-cell>
          <table:table-cell table:style-name="Table1.B3" office:value-type="float" office:value="3.579545">
            <text:p text:style-name="P4">3.579545</text:p>
          </table:table-cell>
          <table:table-cell table:style-name="Table1.B3" table:formula="ooow:&lt;B3&gt; / 3" office:value-type="float" office:value="1.19318166666667">
            <text:p text:style-name="P4">1.193182</text:p>
          </table:table-cell>
          <table:table-cell table:style-name="Table1.D3" office:value-type="float" office:value="3.5625">
            <text:p text:style-name="P4">3.562500</text:p>
          </table:table-cell>
          <table:table-cell table:style-name="Table1.D3" table:formula="ooow:&lt;D3&gt; / 3" office:value-type="float" office:value="1.1875">
            <text:p text:style-name="P5">1.187500</text:p>
          </table:table-cell>
          <table:table-cell table:style-name="Table1.F3" office:value-type="float" office:value="3.546894">
            <text:p text:style-name="P4">3.546894</text:p>
          </table:table-cell>
          <table:table-cell table:style-name="Table1.F3" table:formula="ooow:&lt;F3&gt; / 3" office:value-type="float" office:value="1.182298">
            <text:p text:style-name="P4">1.182298</text:p>
          </table:table-cell>
        </table:table-row>
      </table:table>
      <text:h text:style-name="P6" text:outline-level="1"><text:span text:style-name="T4">Cartridge </text:span><text:span text:style-name="T5">Slot</text:span></text:h>
      <table:table table:name="Table3" table:style-name="Table3">
        <table:table-column table:style-name="Table3.A" table:number-columns-repeated="12"/>
        <table:table-row>
          <table:table-cell table:style-name="Table3.A1" table:number-columns-spanned="12" office:value-type="string">
            <text:p text:style-name="P7">REA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2" office:value-type="string">
            <text:p text:style-name="P8">SGND</text:p>
          </table:table-cell>
          <table:table-cell table:style-name="Table3.A2" office:value-type="string">
            <text:p text:style-name="P8">+5V</text:p>
          </table:table-cell>
          <table:table-cell table:style-name="Table3.A2" office:value-type="string">
            <text:p text:style-name="P8">A8</text:p>
          </table:table-cell>
          <table:table-cell table:style-name="Table3.A2" office:value-type="string">
            <text:p text:style-name="P8">A9</text:p>
          </table:table-cell>
          <table:table-cell table:style-name="Table3.A2" office:value-type="string">
            <text:p text:style-name="P8">A11</text:p>
          </table:table-cell>
          <table:table-cell table:style-name="Table3.A2" office:value-type="string">
            <text:p text:style-name="P8">A10</text:p>
          </table:table-cell>
          <table:table-cell table:style-name="Table3.A2" office:value-type="string">
            <text:p text:style-name="P8">A12</text:p>
          </table:table-cell>
          <table:table-cell table:style-name="Table3.A2" office:value-type="string">
            <text:p text:style-name="P8">D8</text:p>
          </table:table-cell>
          <table:table-cell table:style-name="Table3.A2" office:value-type="string">
            <text:p text:style-name="P8">D7</text:p>
          </table:table-cell>
          <table:table-cell table:style-name="Table3.A2" office:value-type="string">
            <text:p text:style-name="P8">D6</text:p>
          </table:table-cell>
          <table:table-cell table:style-name="Table3.A2" office:value-type="string">
            <text:p text:style-name="P8">D5</text:p>
          </table:table-cell>
          <table:table-cell table:style-name="Table3.L2" office:value-type="string">
            <text:p text:style-name="P8">D4</text:p>
          </table:table-cell>
        </table:table-row>
        <table:table-row table:style-name="Table3.2">
          <table:table-cell table:style-name="Table3.A3" office:value-type="string">
            <text:p text:style-name="P9">24</text:p>
          </table:table-cell>
          <table:table-cell table:style-name="Table3.A3" office:value-type="string">
            <text:p text:style-name="P9">23</text:p>
          </table:table-cell>
          <table:table-cell table:style-name="Table3.A3" office:value-type="string">
            <text:p text:style-name="P9">22</text:p>
          </table:table-cell>
          <table:table-cell table:style-name="Table3.A3" office:value-type="string">
            <text:p text:style-name="P9">21</text:p>
          </table:table-cell>
          <table:table-cell table:style-name="Table3.A3" office:value-type="string">
            <text:p text:style-name="P9">20</text:p>
          </table:table-cell>
          <table:table-cell table:style-name="Table3.A3" office:value-type="string">
            <text:p text:style-name="P9">19</text:p>
          </table:table-cell>
          <table:table-cell table:style-name="Table3.A3" office:value-type="string">
            <text:p text:style-name="P9">18</text:p>
          </table:table-cell>
          <table:table-cell table:style-name="Table3.A3" office:value-type="string">
            <text:p text:style-name="P9">17</text:p>
          </table:table-cell>
          <table:table-cell table:style-name="Table3.A3" office:value-type="string">
            <text:p text:style-name="P9">16</text:p>
          </table:table-cell>
          <table:table-cell table:style-name="Table3.A3" office:value-type="string">
            <text:p text:style-name="P9">15</text:p>
          </table:table-cell>
          <table:table-cell table:style-name="Table3.A3" office:value-type="string">
            <text:p text:style-name="P9">14</text:p>
          </table:table-cell>
          <table:table-cell table:style-name="Table3.L3" office:value-type="string">
            <text:p text:style-name="P9">13</text:p>
          </table:table-cell>
        </table:table-row>
        <table:table-row table:style-name="Table3.2">
          <table:table-cell table:style-name="Table3.A4" office:value-type="string">
            <text:p text:style-name="P4"/>
          </table:table-cell>
          <table:table-cell table:style-name="Table3.B4" office:value-type="string">
            <text:p text:style-name="P4"/>
          </table:table-cell>
          <table:table-cell table:style-name="Table3.B4" office:value-type="string">
            <text:p text:style-name="P4"/>
          </table:table-cell>
          <table:table-cell table:style-name="Table3.B4" office:value-type="string">
            <text:p text:style-name="P4"/>
          </table:table-cell>
          <table:table-cell table:style-name="Table3.B4" office:value-type="string">
            <text:p text:style-name="P4"/>
          </table:table-cell>
          <table:table-cell table:style-name="Table3.B4" office:value-type="string">
            <text:p text:style-name="P4"/>
          </table:table-cell>
          <table:table-cell table:style-name="Table3.B4" office:value-type="string">
            <text:p text:style-name="P4"/>
          </table:table-cell>
          <table:table-cell table:style-name="Table3.B4" office:value-type="string">
            <text:p text:style-name="P4"/>
          </table:table-cell>
          <table:table-cell table:style-name="Table3.B4" office:value-type="string">
            <text:p text:style-name="P4"/>
          </table:table-cell>
          <table:table-cell table:style-name="Table3.B4" office:value-type="string">
            <text:p text:style-name="P4"/>
          </table:table-cell>
          <table:table-cell table:style-name="Table3.B4" office:value-type="string">
            <text:p text:style-name="P4"/>
          </table:table-cell>
          <table:table-cell table:style-name="Table3.L4" office:value-type="string">
            <text:p text:style-name="P4"/>
          </table:table-cell>
        </table:table-row>
        <table:table-row table:style-name="Table3.2">
          <table:table-cell table:style-name="Table3.A2" office:value-type="string">
            <text:p text:style-name="P9">1</text:p>
          </table:table-cell>
          <table:table-cell table:style-name="Table3.A2" office:value-type="string">
            <text:p text:style-name="P9">2</text:p>
          </table:table-cell>
          <table:table-cell table:style-name="Table3.A2" office:value-type="string">
            <text:p text:style-name="P9">3</text:p>
          </table:table-cell>
          <table:table-cell table:style-name="Table3.A2" office:value-type="string">
            <text:p text:style-name="P9">4</text:p>
          </table:table-cell>
          <table:table-cell table:style-name="Table3.A2" office:value-type="string">
            <text:p text:style-name="P9">5</text:p>
          </table:table-cell>
          <table:table-cell table:style-name="Table3.A2" office:value-type="string">
            <text:p text:style-name="P9">6</text:p>
          </table:table-cell>
          <table:table-cell table:style-name="Table3.A2" office:value-type="string">
            <text:p text:style-name="P9">7</text:p>
          </table:table-cell>
          <table:table-cell table:style-name="Table3.A2" office:value-type="string">
            <text:p text:style-name="P9">8</text:p>
          </table:table-cell>
          <table:table-cell table:style-name="Table3.A2" office:value-type="string">
            <text:p text:style-name="P9">9</text:p>
          </table:table-cell>
          <table:table-cell table:style-name="Table3.A2" office:value-type="string">
            <text:p text:style-name="P9">10</text:p>
          </table:table-cell>
          <table:table-cell table:style-name="Table3.A2" office:value-type="string">
            <text:p text:style-name="P9">11</text:p>
          </table:table-cell>
          <table:table-cell table:style-name="Table3.L2" office:value-type="string">
            <text:p text:style-name="P9">12</text:p>
          </table:table-cell>
        </table:table-row>
        <table:table-row table:style-name="Table3.2">
          <table:table-cell table:style-name="Table3.A3" office:value-type="string">
            <text:p text:style-name="P8">A7</text:p>
          </table:table-cell>
          <table:table-cell table:style-name="Table3.A3" office:value-type="string">
            <text:p text:style-name="P8">A6</text:p>
          </table:table-cell>
          <table:table-cell table:style-name="Table3.A3" office:value-type="string">
            <text:p text:style-name="P8">A5</text:p>
          </table:table-cell>
          <table:table-cell table:style-name="Table3.A3" office:value-type="string">
            <text:p text:style-name="P8">A4</text:p>
          </table:table-cell>
          <table:table-cell table:style-name="Table3.A3" office:value-type="string">
            <text:p text:style-name="P8">A3</text:p>
          </table:table-cell>
          <table:table-cell table:style-name="Table3.A3" office:value-type="string">
            <text:p text:style-name="P8">A2</text:p>
          </table:table-cell>
          <table:table-cell table:style-name="Table3.A3" office:value-type="string">
            <text:p text:style-name="P8">A1</text:p>
          </table:table-cell>
          <table:table-cell table:style-name="Table3.A3" office:value-type="string">
            <text:p text:style-name="P8">A0</text:p>
          </table:table-cell>
          <table:table-cell table:style-name="Table3.A3" office:value-type="string">
            <text:p text:style-name="P8">D1</text:p>
          </table:table-cell>
          <table:table-cell table:style-name="Table3.A3" office:value-type="string">
            <text:p text:style-name="P8">D2</text:p>
          </table:table-cell>
          <table:table-cell table:style-name="Table3.A3" office:value-type="string">
            <text:p text:style-name="P8">D3</text:p>
          </table:table-cell>
          <table:table-cell table:style-name="Table3.L3" office:value-type="string">
            <text:p text:style-name="P8">GND</text:p>
          </table:table-cell>
        </table:table-row>
        <table:table-row>
          <table:table-cell table:style-name="Table3.A1" table:number-columns-spanned="12" office:value-type="string">
            <text:p text:style-name="P7">FRON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h text:style-name="P10" text:outline-level="2">Pin Out</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1">Name</text:p>
          </table:table-cell>
          <table:table-cell table:style-name="Table2.A1" office:value-type="string">
            <text:p text:style-name="P12">Signal</text:p>
          </table:table-cell>
          <table:table-cell table:style-name="Table2.A1" office:value-type="string">
            <text:p text:style-name="P12">Count</text:p>
          </table:table-cell>
          <table:table-cell table:style-name="Table2.A1" office:value-type="string">
            <text:p text:style-name="P11">Cartridge Detection</text:p>
          </table:table-cell>
          <table:table-cell table:style-name="Table2.E1" office:value-type="string">
            <text:p text:style-name="P11">Notes</text:p>
          </table:table-cell>
        </table:table-row>
        <table:table-row>
          <table:table-cell table:style-name="Table2.A2" office:value-type="string">
            <text:p text:style-name="P13">Address Bus</text:p>
          </table:table-cell>
          <table:table-cell table:style-name="Table2.A2" office:value-type="string">
            <text:p text:style-name="P14">A0 - A11</text:p>
          </table:table-cell>
          <table:table-cell table:style-name="Table2.A2" office:value-type="string">
            <text:p text:style-name="P14">12</text:p>
          </table:table-cell>
          <table:table-cell table:style-name="Table2.A2" office:value-type="string">
            <text:p text:style-name="P13">Input</text:p>
          </table:table-cell>
          <table:table-cell table:style-name="Table2.E2" office:value-type="string">
            <text:p text:style-name="Table_20_Contents"/>
          </table:table-cell>
        </table:table-row>
        <table:table-row>
          <table:table-cell table:style-name="Table2.A3" office:value-type="string">
            <text:p text:style-name="P13"><text:span text:style-name="T6">Address Bus Cart </text:span>Chip Select</text:p>
          </table:table-cell>
          <table:table-cell table:style-name="Table2.A3" office:value-type="string">
            <text:p text:style-name="P14">A12</text:p>
          </table:table-cell>
          <table:table-cell table:style-name="Table2.A3" office:value-type="string">
            <text:p text:style-name="P14">1</text:p>
          </table:table-cell>
          <table:table-cell table:style-name="Table2.A3" office:value-type="string">
            <text:p text:style-name="P13">Input</text:p>
          </table:table-cell>
          <table:table-cell table:style-name="Table2.E3" office:value-type="string">
            <text:p text:style-name="P15">The <text:span text:style-name="T6">CPU </text:span>A12 address line is the ROM <text:span text:style-name="T6">C</text:span>hip <text:span text:style-name="T6">S</text:span>elect <text:span text:style-name="T6">(CS) signal</text:span>. <text:span text:style-name="T7">*1 (-CS)</text:span></text:p>
          </table:table-cell>
        </table:table-row>
        <table:table-row>
          <table:table-cell table:style-name="Table2.A4" office:value-type="string">
            <text:p text:style-name="P13">Data Bus</text:p>
          </table:table-cell>
          <table:table-cell table:style-name="Table2.A4" office:value-type="string">
            <text:p text:style-name="P16">D0 - <text:span text:style-name="T8">D7</text:span></text:p>
          </table:table-cell>
          <table:table-cell table:style-name="Table2.A4" office:value-type="string">
            <text:p text:style-name="P14">8</text:p>
          </table:table-cell>
          <table:table-cell table:style-name="Table2.A4" office:value-type="string">
            <text:p text:style-name="P13">Output (ROM<text:span text:style-name="T5">)</text:span>, Input (RAM)</text:p>
          </table:table-cell>
          <table:table-cell table:style-name="Table2.E4" office:value-type="string">
            <text:p text:style-name="Table_20_Contents"/>
          </table:table-cell>
        </table:table-row>
        <table:table-row table:style-name="Table2.5">
          <table:table-cell table:style-name="Table2.A5" office:value-type="string">
            <text:p text:style-name="P17">Power +5 Volts</text:p>
          </table:table-cell>
          <table:table-cell table:style-name="Table2.A5" office:value-type="string">
            <text:p text:style-name="P14">+5V</text:p>
          </table:table-cell>
          <table:table-cell table:style-name="Table2.A5" office:value-type="string">
            <text:p text:style-name="P14">1</text:p>
          </table:table-cell>
          <table:table-cell table:style-name="Table2.A5" office:value-type="string">
            <text:p text:style-name="P13">Power Input</text:p>
          </table:table-cell>
          <table:table-cell table:style-name="Table2.E5" office:value-type="string">
            <text:p text:style-name="Table_20_Contents"/>
          </table:table-cell>
        </table:table-row>
        <table:table-row>
          <table:table-cell table:style-name="Table2.A6" office:value-type="string">
            <text:p text:style-name="P18">Power Ground</text:p>
          </table:table-cell>
          <table:table-cell table:style-name="Table2.A6" office:value-type="string">
            <text:p text:style-name="P14">GND</text:p>
          </table:table-cell>
          <table:table-cell table:style-name="Table2.A6" office:value-type="string">
            <text:p text:style-name="P14">1</text:p>
          </table:table-cell>
          <table:table-cell table:style-name="Table2.A6" office:value-type="string">
            <text:p text:style-name="P19">Power Input</text:p>
          </table:table-cell>
          <table:table-cell table:style-name="Table2.E6" office:value-type="string">
            <text:p text:style-name="Table_20_Contents"/>
          </table:table-cell>
        </table:table-row>
        <table:table-row table:style-name="Table2.7">
          <table:table-cell table:style-name="Table2.A7" office:value-type="string">
            <text:p text:style-name="P18">Shield Ground</text:p>
          </table:table-cell>
          <table:table-cell table:style-name="Table2.A7" office:value-type="string">
            <text:p text:style-name="P14">SGND</text:p>
          </table:table-cell>
          <table:table-cell table:style-name="Table2.A7" office:value-type="string">
            <text:p text:style-name="P14">1</text:p>
          </table:table-cell>
          <table:table-cell table:style-name="Table2.A7" office:value-type="string">
            <text:p text:style-name="P19">Shield Ground</text:p>
          </table:table-cell>
          <table:table-cell table:style-name="Table2.E7" office:value-type="string">
            <text:p text:style-name="P19">*<text:span text:style-name="T7">2</text:span> <text:span text:style-name="T9">(-EXROM)</text:span>, <text:span text:style-name="T10">*</text:span><text:span text:style-name="T7">3 </text:span><text:span text:style-name="T9">(boot-loader)</text:span></text:p>
          </table:table-cell>
        </table:table-row>
      </table:table>
      <text:p text:style-name="P20">Note:-</text:p>
      <text:list text:style-name="L1">
        <text:list-item>
          <text:p text:style-name="P21">The A12 signal is sometimes labeled as -CS (active low) on some schematics. This is not the case and is the CPU A12 line. Cartridges usually contain an inverter to provide ROM IC’s with <text:span text:style-name="T11">any</text:span> required -CS signal.</text:p>
        </text:list-item>
        <text:list-item>
          <text:p text:style-name="P22">The original 6-switch (heavy and light) console had a <text:span text:style-name="T12">PCB footprint</text:span> for an internal game ROM. The cartridge connector <text:span text:style-name="T13">pin </text:span>24 <text:span text:style-name="T12">is</text:span> named -EXROM <text:span text:style-name="T12">on some schematics. It</text:span> is believed that the cartridge was to pull this line low to indicate to the console that there was an external cartridge ROM <text:span text:style-name="T12">connected</text:span> <text:span text:style-name="T12">and to disable any</text:span> internal ROM. Th<text:span text:style-name="T13">e ROM IC footprint</text:span> has been removed from <text:span text:style-name="T12">later</text:span> console versions. <text:span text:style-name="T13">All console versions were shipped with </text:span><text:span text:style-name="T12">Shield Ground (</text:span><text:span text:style-name="T13">SGND</text:span><text:span text:style-name="T12">); pin 24, </text:span>directly connected to the Power Ground (GND); pin 12<text:span text:style-name="T13">.</text:span></text:p>
        </text:list-item>
        <text:list-item>
          <text:p text:style-name="P23">Some modern <text:span text:style-name="T14">bank-switching’ </text:span>cartridges <text:span text:style-name="T14">appear to have</text:span> use<text:span text:style-name="T14">d</text:span> the cartridge pin 24, <text:span text:style-name="T14">so</text:span> <text:span text:style-name="T14">when</text:span> pulled high <text:span text:style-name="T14">it</text:span> indicate<text:span text:style-name="T14">s</text:span> that the cartridge is to enter ‘boot loader’ mode for re-programming. This does cause <text:soft-page-break/>issues for these carts on some remakes of the console that do not <text:span text:style-name="T14">have this (SGND) connected </text:span>to Power Ground (GND) <text:span text:style-name="T14">within the console</text:span>.</text:p>
        </text:list-item>
      </text:list>
      <text:h text:style-name="P24" text:outline-level="1">CPU (6507)</text:h>
      <text:h text:style-name="Heading_20_2" text:outline-level="2">Missing Cartridge Signals and Special Function</text:h>
      <text:p text:style-name="P25">There are several important control pins on the CPU that are not available on the cartridge connector. These are the R/-W (pin 26), and the <text:span text:style-name="T15">ɸ0 </text:span>(pin <text:span text:style-name="T16">27; input)</text:span> <text:span text:style-name="T15">and ɸ</text:span><text:span text:style-name="T16">2</text:span><text:span text:style-name="T15"> </text:span>(pin <text:span text:style-name="T16">28; output</text:span>) <text:span text:style-name="T15">clocks. </text:span>The special function is the RDY signal (pin 3).</text:p>
      <text:p text:style-name="P25">The R/-W (pin 26) is not available and for a cartridge to determine if a read or write is being requested by the CPU, usually separate cartridge memory ranges are used to indicate this within the cartridges ROM addressable space ($1000-$1FFF). It is also theoretically possible for a cartridge to track the CPU instructions being executed to determine R/-W value.</text:p>
      <text:p text:style-name="P26">There are no clock signals available. The address bus will need to be monitored and the relevant timings adhered to. See ‘ROM / RAM Emulation’ below for further details.</text:p>
      <text:p text:style-name="P25"><text:span text:style-name="T17">The </text:span>RDY <text:span text:style-name="T17">signal (</text:span>pin 3<text:span text:style-name="T17">) is directly</text:span> connected to T<text:span text:style-name="T18">I</text:span>A <text:span text:style-name="T17">(</text:span>pin 3<text:span text:style-name="T17">)</text:span>. <text:span text:style-name="T19">This is used to stop the CPU and is requested by software by stro</text:span><text:span text:style-name="T20">b</text:span><text:span text:style-name="T19">ing the TIA register WSYNC using the assembly instruction ‘</text:span><text:span text:style-name="T18">STA WSYNC’. </text:span><text:span text:style-name="T19">The TIA will pause the CPU until the start of the next horizontal blank.</text:span></text:p>
      <text:h text:style-name="Heading_20_2" text:outline-level="2">Miscellaneous</text:h>
      <text:p text:style-name="P27">The CPU only has 13 address lines. The A12 is used as a Chip Select (CS) for the cartridge. An address read by the CPU will discard the upper 3 bits. A cartridge could track the instructions and make use of the upper 3 bits to extend the ROM cartridges 4KB addressable space to 32KB addressable space <text:span text:style-name="T21">or to indicate a R/-W signal</text:span>. The address upper nybble values would be $1000, $3000, $5000, $7000, $9000, $B000, $D000, and $F000.</text:p>
      <text:h text:style-name="Heading_20_1" text:outline-level="1">ROM / RAM Emulation</text:h>
      <text:h text:style-name="Heading_20_2" text:outline-level="2">Memory Read Timings</text:h>
      <text:p text:style-name="P28">Given a 1MHz CPU as reference a read is as follows. The address lines are set. This takes a ?? of ??? ns. Following detection of a change a delay of ?? ns will have to be made to allow the address lines to settle. Then the address lines will need to be read again to get the stable address. There will be ?? ns to determine the Chip Select (A12 = high), read the data byte (if CS), and set the I/O output. Then a minimum of ?? ns will pass.</text:p>
      <text:h text:style-name="Heading_20_2" text:outline-level="2">Memory Write Timings</text:h>
      <text:p text:style-name="P29">Given a 1MHz CPU as reference a <text:span text:style-name="T22">write</text:span> is as follows. The address lines are set. This takes a ?? of ??? ns. Following detection of a change a delay of ?? ns will have to be made to allow the address lines to settle. Then the address lines will need to be read again to get the stable address. There will be ?? ns to determine the Chip Select (A12 = high), <text:span text:style-name="T22">set the I/O as input, wait ?? ns for the data byte to settle, </text:span>read the <text:span text:style-name="T22">I/O data</text:span> byte (if CS), and <text:span text:style-name="T22">store the data byte (if CS), </text:span>Then a minimum of ?? ns will pass.</text:p>
      <text:h text:style-name="P30" text:outline-level="2">Miscellaneous Considerations</text:h>
      <text:p text:style-name="Text_20_body">ROM emulation will need to be available upon power up reset before the Console has reset. ROM emulation reset may have to make sure the first ROM read is an actual ROM read (stable Address lines and not floating as the CPU resets – check datasheet on behaviour. If TRIS A lines CPUI and pull-up then all is okay).</text:p>
      <text:h text:style-name="P31" text:outline-level="2"><text:soft-page-break/>Emulation <text:span text:style-name="T23">Logic</text:span></text:h>
      <text:p text:style-name="P32">...</text:p>
      <text:p text:style-name="P32">I/O Port TRIS / pull down (open collec<text:span text:style-name="T24">t</text:span>tor (open drain)/ no output high)</text:p>
      <text:p text:style-name="P33"/>
      <text:p text:style-name="P34">TADS<text:tab/>Address Setup Time<text:tab/>225 ns max</text:p>
      <text:p text:style-name="P34">TACC<text:tab/>Read Access Time<text:tab/>650 ns max</text:p>
      <text:p text:style-name="P34">TDSU<text:tab/>Read Data Setup Time<text:tab/>100 ns min</text:p>
      <text:p text:style-name="P34">THR<text:tab/>Read Data Hold Time<text:tab/>10 ns min</text:p>
      <text:p text:style-name="P34"/>
      <text:p text:style-name="P35">TMDS<text:tab/>Write Data Setup Time<text:tab/>20 ns min 175 ns max</text:p>
      <text:p text:style-name="P35">THW<text:tab/>Write Data Hold Time<text:tab/>60 ns min 150 ns max</text:p>
      <text:p text:style-name="P35"/>
      <text:p text:style-name="P35"/>
      <text:p text:style-name="P36">Timing Diagram</text:p>
      <text:p text:style-name="P36"/>
      <text:p text:style-name="P36">Timing Key</text:p>
      <text:p text:style-name="P36"/>
      <text:p text:style-name="P36"/>
      <text:h text:style-name="P24" text:outline-level="1">References</text:h>
      <text:h text:style-name="Heading_20_2" text:outline-level="2">CPU</text:h>
      <text:list xml:id="list303052533" text:style-name="L2">
        <text:list-item>
          <text:p text:style-name="P37">6500 Microprocessors; Commodore Semiconductor Group; NMOS; <text:a xlink:type="simple" xlink:href="http://archive.6502.org/datasheets/mos_6500_mpu_nov_1985.pdf" text:style-name="Internet_20_link" text:visited-style-name="Visited_20_Internet_20_Link">http://archive.6502.org/datasheets/mos_6500_mpu_nov_1985.pdf</text:a></text:p>
        </text:list-item>
        <text:list-item>
          <text:p text:style-name="P38"><text:span text:style-name="T25">MCS-6501 – MCS6505 Microprocessor; </text:span>MOS Technology <text:span text:style-name="T25">Inc.; August </text:span>1975; <text:a xlink:type="simple" xlink:href="http://retro.hansotten.nl//uploads/6502docs/MCS6501%20datasheet%20august%201975.pdf" text:style-name="Internet_20_link" text:visited-style-name="Visited_20_Internet_20_Link">http://retro.hansotten.nl//uploads/6502docs/MCS6501%20datasheet%20august%201975.pdf</text:a></text:p>
        </text:list-item>
        <text:list-item>
          <text:p text:style-name="P39">R650X and R651X Microprocessor (CPU); Rockwell; Rev. 8; June 19<text:span text:style-name="T26">87</text:span>; <text:a xlink:type="simple" xlink:href="https://web.archive.org/web/20221112231348if_/http://archive.6502.org/datasheets/rockwell_r650x_r651x.pdf" text:style-name="Internet_20_link" text:visited-style-name="Visited_20_Internet_20_Link"><text:span text:style-name="T27">https://web.archive.org/web/20221112231348if_/http://archive.6502.org/datasheets/rockwell_r650x_r651x.pdf</text:span></text:a></text:p>
        </text:list-item>
        <text:list-item>
          <text:p text:style-name="P40">UM6502 / UM6507 / UM6512; 8-Bit Microprocessor; <text:a xlink:type="simple" xlink:href="https://datasheet4u.com/pdf-down/U/M/6/UM6512_UMCCorporation.pdf" text:style-name="Internet_20_link" text:visited-style-name="Visited_20_Internet_20_Link">https://datasheet4u.com/pdf-down/U/M/6/UM6512_UMCCorporation.pdf</text:a></text:p>
        </text:list-item>
        <text:list-item>
          <text:p text:style-name="P41">6502 Instruction Set; <text:s text:c="36"/><text:a xlink:type="simple" xlink:href="https://www.masswerk.at/6502/6502_instruction_set.html" text:style-name="Internet_20_link" text:visited-style-name="Visited_20_Internet_20_Link">https://www.masswerk.at/6502/6502_instruction_set.html</text:a></text:p>
        </text:list-item>
      </text:list>
      <text:h text:style-name="Heading_20_2" text:outline-level="2">EPROM</text:h>
      <text:list text:continue-numbering="true" text:style-name="L2">
        <text:list-item>
          <text:p text:style-name="P42"><text:span text:style-name="T28">M</text:span>2716; <text:span text:style-name="T28">NMOS 16K (2K x 8) UV EPROM;;SGS-Thomson Microelectronics;</text:span><text:span text:style-name="T29"> </text:span><text:span text:style-name="T28">July 1994; <text:s text:c="7"/></text:span><text:a xlink:type="simple" xlink:href="https://ece-classes.usc.edu/ee459/library/datasheets/2716.pdf" text:style-name="Internet_20_link" text:visited-style-name="Visited_20_Internet_20_Link"><text:span text:style-name="T29">https://ece-classes.usc.edu/ee459/library/datasheets/2716.pdf</text:span></text:a></text:p>
        </text:list-item>
        <text:list-item>
          <text:p text:style-name="P42">2732 <text:span text:style-name="T30">32K (4K X 8) UV ERASABLE PROM; Intel; Preliminary; 9</text:span><text:span text:style-name="T31">th</text:span><text:span text:style-name="T30"> September 1981 </text:span><text:a xlink:type="simple" xlink:href="https://ethw.org/w/images/3/35/MEMO-data_2732.pdf" text:style-name="Internet_20_link" text:visited-style-name="Visited_20_Internet_20_Link"><text:span text:style-name="T30">https://ethw.org/w/images/3/35/MEMO-data_2732.pdf</text:span></text:a></text:p>
        </text:list-item>
        <text:list-item>
          <text:p text:style-name="P42"><text:span text:style-name="T32">TMS </text:span>2532; <text:span text:style-name="T32">MOS LSI; </text:span><text:s/><text:span text:style-name="T32">32,768 BIT ERASABLE PROGRAMMABLE READ-ONLY MEMORIES; December 1979; <text:s text:c="48"/></text:span><text:a xlink:type="simple" xlink:href="https://archive.org/details/2532_EPROM_Data_Sheet" text:style-name="Internet_20_link" text:visited-style-name="Visited_20_Internet_20_Link"><text:span text:style-name="T32">https://archive.org/details/2532_EPROM_Data_Sheet</text:span></text:a></text:p>
        </text:list-item>
      </text:list>
      <text:h text:style-name="Heading_20_2" text:outline-level="2">Atari 2600</text:h>
      <text:list text:style-name="L3">
        <text:list-item>
          <text:p text:style-name="P43">Atari 2600 Specifications; <text:s text:c="58"/><text:a xlink:type="simple" xlink:href="https://problemkaputt.de/2k6specs.htm" text:style-name="Internet_20_link" text:visited-style-name="Visited_20_Internet_20_Link">https://problemkaputt.de/2k6specs.htm</text:a></text:p>
        </text:list-item>
        <text:list-item>
          <text:p text:style-name="P44">Atari 2600 Schematics; PAL; <text:s text:c="9"/><text:a xlink:type="simple" xlink:href="https://www.atariage.com/2600/archives/schematics_pal/index.html" text:style-name="Internet_20_link" text:visited-style-name="Visited_20_Internet_20_Link">https://www.atariage.com/2600/archives/schematics_pal/index.html</text:a></text:p>
        </text:list-item>
        <text:list-item>
          <text:p text:style-name="P44">Atari 2600 Schematics; NTSC; <text:s text:c="12"/><text:a xlink:type="simple" xlink:href="https://www.atariage.com/2600/archives/schematics/index.html" text:style-name="Internet_20_link" text:visited-style-name="Visited_20_Internet_20_Link">https://www.atariage.com/2600/archives/schematics/index.html</text:a></text:p>
        </text:list-item>
        <text:list-item>
          <text:p text:style-name="P44">Atari 2600 Schematics; <text:s text:c="77"/><text:a xlink:type="simple" xlink:href="https://www.retrosix.wiki/schematics-atari-2600" text:style-name="Internet_20_link" text:visited-style-name="Visited_20_Internet_20_Link">https://www.retrosix.wiki/schematics-atari-2600</text:a></text:p>
        </text:list-item>
        <text:list-item>
          <text:p text:style-name="P44">Atari 2600; Console5; Wiki; <text:s text:c="51"/><text:a xlink:type="simple" xlink:href="https://wiki.console5.com/wiki/Atari_2600" text:style-name="Internet_20_link" text:visited-style-name="Visited_20_Internet_20_Link">https://wiki.console5.com/wiki/Atari_2600</text:a></text:p>
        </text:list-item>
        <text:list-item>
          <text:p text:style-name="P44">Atari 2600/2600A; VCS Domestic (M/N); Field Service Manual; Rev. 02; 1983; <text:a xlink:type="simple" xlink:href="http://www.robotsandcomputers.com/computers/manuals/atari2600_fsm.pdf" text:style-name="Internet_20_link" text:visited-style-name="Visited_20_Internet_20_Link">http://www.robotsandcomputers.com/computers/manuals/atari2600_fsm.pdf</text:a></text:p>
        </text:list-item>
      </text:list>
      <text:h text:style-name="P45" text:outline-level="1">Document Information</text:h>
      <text:p text:style-name="P46"><text:span text:style-name="T33">Author:<text:tab/></text:span><text:span text:style-name="T34">Justin Lane <text:tab/><text:tab/></text:span><text:a xlink:type="simple" xlink:href="mailto:atari2600@jigglesoft.co.uk" text:style-name="Internet_20_link" text:visited-style-name="Visited_20_Internet_20_Link"><text:span text:style-name="T35">mailto:</text:span><text:span text:style-name="T34">atari2600@jigglesoft.co.u</text:span><text:span text:style-name="T35">k</text:span></text:a></text:p>
      <text:p text:style-name="P47"><text:span text:style-name="T36">Revision:</text:span><text:tab/>2025-10-09 22:48</text:p>
      <text:p text:style-name="P48"><text:span text:style-name="T37">Licence:</text:span><text:span text:style-name="T38"><text:tab/>CC0 1.0 Universal<text:tab/></text:span><text:a xlink:type="simple" xlink:href="https://creativecommons.org/publicdomain/zero/1.0/" text:style-name="Internet_20_link" text:visited-style-name="Visited_20_Internet_20_Link"><text:span text:style-name="T39">https://creativecommons.org/publicdomain/zero/1.0/</text:span></text:a></text:p>
      <text:p text:style-name="P48"><text:span text:style-name="T40">Location:</text:span><text:span text:style-name="T41"><text:tab/>GitHub<text:tab/><text:tab/><text:tab/></text:span><text:a xlink:type="simple" xlink:href="https://github.com/JiggleSoft/atari2600-reference-guide" text:style-name="Internet_20_link" text:visited-style-name="Visited_20_Internet_20_Link"><text:span text:style-name="T39">https://github.com/JiggleSoft/atari2600-reference-guide</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family-generic="swiss" style:font-pitch="variable" fo:font-size="10pt" officeooo:rsid="002c9afd" style:font-size-asian="10pt" style:font-size-complex="10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544c3f"/>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2pt" fo:font-weight="bold" style:font-size-asian="22pt" style:font-weight-asian="bold" style:font-size-complex="22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6pt" style:font-size-asian="16pt" style:font-size-complex="1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9">
      <number:number number:decimal-places="6" number:min-decimal-places="6" number:min-integer-digits="1"/>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loext:graphic-properties draw:fill="solid" draw:fill-color="#c0c0c0" draw:opacity="50%"/>
      <style:text-properties fo:font-family="'Liberation Sans'" style:font-family-generic="roman" style:font-pitch="variable" fo:font-size="1pt" style:font-family-asian="'Liberation Sans'" style:font-family-generic-asian="system" style:font-pitch-asian="variable" style:font-family-complex="'Liberation Sans'" style:font-family-generic-complex="system" style:font-pitch-complex="variable"/>
    </style:style>
    <style:style style:name="Mgr1" style:family="graphic">
      <style:graphic-properties draw:stroke="none" draw:fill="solid" draw:fill-color="#c0c0c0" draw:opacity="50%" draw:auto-grow-height="false" draw:auto-grow-width="false" fo:min-height="0.9563in" fo:min-width="6.6929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0.6409in" fo:min-width="4.4882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0126in" fo:min-width="7.0866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custom-shape text:anchor-type="char" draw:z-index="4" draw:name="PowerPlusWaterMarkObject" draw:style-name="Mgr1" draw:text-style-name="MP1" svg:width="6.6925in" svg:height="0.9559in" draw:transform="skewX (9.02187509506476E-017) rotate (0.785398163397448) translate (0.642361111111111in 6.98826552930884in)"><text:p>Work-In-Progres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position-x="$0" draw:handle-position-y="21600" draw:handle-range-x-minimum="6629" draw:handle-range-x-maximum="14971"/></draw:enhanced-geometry></draw:custom-shape></text:p>
      </style:header>
    </style:master-page>
    <style:master-page style:name="First_20_Page" style:display-name="First Page" style:page-layout-name="Mpm2" draw:style-name="Mdp1" style:next-style-name="Standard">
      <style:header>
        <text:p text:style-name="Header"><draw:custom-shape text:anchor-type="char" draw:z-index="5" draw:name="PowerPlusWaterMarkObject" draw:style-name="Mgr1" draw:text-style-name="MP1" svg:width="6.6925in" svg:height="0.9559in" draw:transform="skewX (9.02187509506476E-017) rotate (0.785398163397448)"><text:p>Work-In-Progres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position-x="$0" draw:handle-position-y="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6" draw:name="PowerPlusWaterMarkObject" draw:style-name="Mgr1" draw:text-style-name="MP1" svg:width="6.6925in" svg:height="0.9559in" draw:transform="skewX (9.02187509506476E-017) rotate (0.785398163397448)"><text:p>Work-In-Progres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position-x="$0" draw:handle-position-y="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7" draw:name="PowerPlusWaterMarkObject" draw:style-name="Mgr1" draw:text-style-name="MP1" svg:width="6.6925in" svg:height="0.9559in" draw:transform="skewX (9.02187509506476E-017) rotate (0.785398163397448)"><text:p>Work-In-Progres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position-x="$0" draw:handle-position-y="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8" draw:name="PowerPlusWaterMarkObject" draw:style-name="Mgr2" draw:text-style-name="MP1" svg:width="4.4878in" svg:height="0.6406in" draw:transform="skewX (1.00357958849436E-016) rotate (0.785398163397448)"><text:p>Work-In-Progres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position-x="$0" draw:handle-position-y="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9" draw:name="PowerPlusWaterMarkObject" draw:style-name="Mgr1" draw:text-style-name="MP1" svg:width="6.6925in" svg:height="0.9559in" draw:transform="skewX (9.02187509506476E-017) rotate (0.785398163397448)"><text:p>Work-In-Progres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position-x="$0" draw:handle-position-y="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10" draw:name="PowerPlusWaterMarkObject" draw:style-name="Mgr3" draw:text-style-name="MP1" svg:width="7.0862in" svg:height="1.0122in" draw:transform="skewX (8.04724343636551E-017) rotate (0.785398163397448)"><text:p>Work-In-Progres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position-x="$0" draw:handle-position-y="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1" draw:name="PowerPlusWaterMarkObject" draw:style-name="Mgr1" draw:text-style-name="MP1" svg:width="6.6925in" svg:height="0.9559in" draw:transform="skewX (9.02187509506476E-017) rotate (0.785398163397448)"><text:p>Work-In-Progres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position-x="$0" draw:handle-position-y="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2" draw:name="PowerPlusWaterMarkObject" draw:style-name="Mgr1" draw:text-style-name="MP1" svg:width="6.6925in" svg:height="0.9559in" draw:transform="skewX (9.02187509506476E-017) rotate (0.785398163397448)"><text:p>Work-In-Progres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position-x="$0" draw:handle-position-y="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3" draw:name="PowerPlusWaterMarkObject" draw:style-name="Mgr1" draw:text-style-name="MP1" svg:width="6.6925in" svg:height="0.9559in" draw:transform="skewX (9.02187509506476E-017) rotate (0.785398163397448)"><text:p>Work-In-Progres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position-x="$0" draw:handle-position-y="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7T15:46:36.942268821</meta:creation-date>
    <dc:date>2025-10-11T10:45:05.928227854</dc:date>
    <meta:editing-duration>P1DT8H56M59S</meta:editing-duration>
    <meta:editing-cycles>90</meta:editing-cycles>
    <meta:generator>LibreOffice/25.2.6.2$Linux_X86_64 LibreOffice_project/40d1a0e1d5bdf1afaeae24d9ece32bbb00fa66a4</meta:generator>
    <dc:subject>Cartridge Emulation</dc:subject>
    <dc:title>ATARI 2600</dc:title>
    <dc:contributor>Justin Lane (atari2600@jigglesoft.co.uk)</dc:contributor>
    <dc:rights>CC0 1.0 Universal (https://creativecommons.org/publicdomain/zero/1.0/)</dc:rights>
    <meta:document-statistic meta:table-count="3" meta:image-count="0" meta:object-count="0" meta:page-count="5" meta:paragraph-count="159" meta:word-count="1133" meta:character-count="7275" meta:non-whitespace-character-count="6013"/>
  </office:meta>
</office:document-meta>
</file>